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style:writing-mode="lr-tb"/>
      <style:text-properties style:font-name="Times New Roman" officeooo:rsid="000753d3" officeooo:paragraph-rsid="000753d3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13ce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fo:font-weight="bold" officeooo:rsid="000c13ce" style:font-name-asian="Times New Roman" style:font-weight-asian="bold" style:font-name-complex="Times New Roman" style:font-weight-complex="bold"/>
    </style:style>
    <style:style style:name="T5" style:family="text">
      <style:text-properties officeooo:rsid="000c13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Aluno</text:span><text:span text:style-name="T1">: </text:span><text:span text:style-name="T2">Rhaíssa Nogueira Arantes</text:span><text:span text:style-name="T1"><text:tab/><text:tab/><text:tab/><text:tab/><text:tab/></text:span><text:span text:style-name="T3">Data:</text:span><text:span text:style-name="T1"> </text:span><text:span text:style-name="T2">06</text:span><text:span text:style-name="T1">/</text:span><text:span text:style-name="T2">11</text:span><text:span text:style-name="T1">/</text:span><text:span text:style-name="T2">2013</text:span></text:p>
      <text:p text:style-name="P6"><text:span text:style-name="T3">Fase/Iteração:</text:span><text:span text:style-name="T1"> </text:span><text:span text:style-name="T2">Iteração 5</text:span><text:span text:style-name="T1"><text:tab/><text:tab/></text:span><text:span text:style-name="T3">Esforço Total:</text:span><text:span text:style-name="T1"> </text:span><text:span text:style-name="T2">4 horas</text:span></text:p>
      <text:p text:style-name="P5"/>
      <text:p text:style-name="P6"><text:span text:style-name="T3">Atividade: <text:s/></text:span><text:span text:style-name="T4">Definição de cronograma das medições</text:span><text:span text:style-name="T3"><text:tab/></text:span><text:span text:style-name="T1"><text:tab/><text:tab/></text:span><text:span text:style-name="T3">Esforço: </text:span><text:span text:style-name="T4">4 horas</text:span></text:p>
      <text:p text:style-name="P5">Descrição: <text:span text:style-name="T5">Definição do cronograma da medição junto aos integrantes do projeto e avaliação dos indicadores</text:span><text:tab/><text:tab/></text:p>
      <text:p text:style-name="P5">Produtos: <text:span text:style-name="T5">Cronograma da medição</text:span></text:p>
      <text:p text:style-name="P5">Equipe: <text:span text:style-name="T5">Rhaíssa e Bruno Luz</text:span></text:p>
      <text:p text:style-name="P7">Artefato: <text:span text:style-name="T5">Cronograma da medição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  <style:header-first style:display="false">
        <text:p text:style-name="MP1">Fábrica de Software – Instituto de Informática – Universidade Federal de Goiás</text:p>
        <text:p text:style-name="MP5">RELPREV-022013</text:p>
        <text:p text:style-name="MP3">Relatório Individual</text:p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6</meta:editing-cycles>
    <dc:date>2013-12-04T20:37:52.064000000</dc:date>
    <meta:editing-duration>PT27S</meta:editing-duration>
    <meta:document-statistic meta:table-count="0" meta:image-count="0" meta:object-count="0" meta:page-count="1" meta:paragraph-count="14" meta:word-count="78" meta:character-count="591" meta:non-whitespace-character-count="511"/>
  </office:meta>
</office:document-meta>
</file>